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c30" officeooo:paragraph-rsid="001d5c30"/>
    </style:style>
    <style:style style:name="P2" style:family="paragraph" style:parent-style-name="Standard">
      <style:text-properties officeooo:rsid="001d5c30" officeooo:paragraph-rsid="001f9a04"/>
    </style:style>
    <style:style style:name="T1" style:family="text">
      <style:text-properties officeooo:rsid="001f9a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out kpded games</text:p>
      <text:p text:style-name="P2">Created in 2017, by Konstantin Dediuhin, kpded games creates HTML5 games with unconventional gameplay. The studio has developed and launched 6 games. I<text:span text:style-name="T1">f</text:span> you are interested in licensing my games please contact me via “Contact” section of the site. The studio struggles for high-quality of the product and development of individual art sty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7:57.121211915</meta:creation-date>
    <dc:date>2019-04-02T11:35:50.596019385</dc:date>
    <meta:editing-duration>PT7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56" meta:character-count="358" meta:non-whitespace-character-count="303"/>
  </office:meta>
</office:document-meta>
</file>